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 de 5000 iteracoes_SelecaoFPS_RecombinacaoCrossoverUmPontoInteira_com PR 0.85_MutacaoIncrementosLentos_com PM 0.1_populacao 2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1169.88152841186" calcext:value-type="float">
            <text:p>1169.88152841186</text:p>
          </table:table-cell>
          <table:table-cell/>
          <table:table-cell office:value-type="float" office:value="4.82911756223351" calcext:value-type="float">
            <text:p>4.82911756223351</text:p>
          </table:table-cell>
          <table:table-cell office:value-type="float" office:value="755.435165429237" calcext:value-type="float">
            <text:p>755.435165429237</text:p>
          </table:table-cell>
          <table:table-cell office:value-type="float" office:value="624202.749674" calcext:value-type="float">
            <text:p>624202.749674</text:p>
          </table:table-cell>
          <table:table-cell table:formula="of:=COM.MICROSOFT.STDEV.P([.A2:.A5001])" office:value-type="float" office:value="42.7665167550038" calcext:value-type="float">
            <text:p>42.7665167550038</text:p>
          </table:table-cell>
        </table:table-row>
        <table:table-row table:style-name="ro1">
          <table:table-cell office:value-type="float" office:value="470.578363927632" calcext:value-type="float">
            <text:p>470.578363927632</text:p>
          </table:table-cell>
          <table:table-cell table:number-columns-repeated="5"/>
        </table:table-row>
        <table:table-row table:style-name="ro1">
          <table:table-cell office:value-type="float" office:value="470.578363927632" calcext:value-type="float">
            <text:p>470.578363927632</text:p>
          </table:table-cell>
          <table:table-cell table:number-columns-repeated="5"/>
        </table:table-row>
        <table:table-row table:style-name="ro1">
          <table:table-cell office:value-type="float" office:value="470.578363927632" calcext:value-type="float">
            <text:p>470.578363927632</text:p>
          </table:table-cell>
          <table:table-cell table:number-columns-repeated="5"/>
        </table:table-row>
        <table:table-row table:style-name="ro1">
          <table:table-cell office:value-type="float" office:value="470.578363927632" calcext:value-type="float">
            <text:p>470.578363927632</text:p>
          </table:table-cell>
          <table:table-cell table:number-columns-repeated="5"/>
        </table:table-row>
        <table:table-row table:style-name="ro1">
          <table:table-cell office:value-type="float" office:value="470.578363927632" calcext:value-type="float">
            <text:p>470.578363927632</text:p>
          </table:table-cell>
          <table:table-cell table:number-columns-repeated="5"/>
        </table:table-row>
        <table:table-row table:style-name="ro1">
          <table:table-cell office:value-type="float" office:value="470.578363927632" calcext:value-type="float">
            <text:p>470.578363927632</text:p>
          </table:table-cell>
          <table:table-cell table:number-columns-repeated="5"/>
        </table:table-row>
        <table:table-row table:style-name="ro1">
          <table:table-cell office:value-type="float" office:value="470.578363927632" calcext:value-type="float">
            <text:p>470.578363927632</text:p>
          </table:table-cell>
          <table:table-cell table:number-columns-repeated="5"/>
        </table:table-row>
        <table:table-row table:style-name="ro1">
          <table:table-cell office:value-type="float" office:value="470.578363927632" calcext:value-type="float">
            <text:p>470.578363927632</text:p>
          </table:table-cell>
          <table:table-cell table:number-columns-repeated="5"/>
        </table:table-row>
        <table:table-row table:style-name="ro1">
          <table:table-cell office:value-type="float" office:value="470.578363927632" calcext:value-type="float">
            <text:p>470.578363927632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415.8509890516" calcext:value-type="float">
            <text:p>415.8509890516</text:p>
          </table:table-cell>
          <table:table-cell table:number-columns-repeated="5"/>
        </table:table-row>
        <table:table-row table:style-name="ro1">
          <table:table-cell office:value-type="float" office:value="381.68886935598" calcext:value-type="float">
            <text:p>381.68886935598</text:p>
          </table:table-cell>
          <table:table-cell table:number-columns-repeated="5"/>
        </table:table-row>
        <table:table-row table:style-name="ro1">
          <table:table-cell office:value-type="float" office:value="381.68886935598" calcext:value-type="float">
            <text:p>381.68886935598</text:p>
          </table:table-cell>
          <table:table-cell table:number-columns-repeated="5"/>
        </table:table-row>
        <table:table-row table:style-name="ro1">
          <table:table-cell office:value-type="float" office:value="381.68886935598" calcext:value-type="float">
            <text:p>381.68886935598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3.3698723800406" calcext:value-type="float">
            <text:p>13.3698723800406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12.464314830075" calcext:value-type="float">
            <text:p>12.464314830075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6.66075121790796" calcext:value-type="float">
            <text:p>6.66075121790796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  <table:table-row table:style-name="ro1">
          <table:table-cell office:value-type="float" office:value="5.48028787251231" calcext:value-type="float">
            <text:p>5.480287872512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07:02:19.831604234</dc:date>
    <meta:editing-duration>PT7M57S</meta:editing-duration>
    <meta:editing-cycles>1</meta:editing-cycles>
    <meta:document-statistic meta:table-count="1" meta:cell-count="5009" meta:object-count="0"/>
    <meta:generator>LibreOffice/5.3.4.2$Linux_X86_64 LibreOffice_project/30m0$Build-2</meta:generator>
  </office:meta>
</office:document-meta>
</file>